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writing-mode="lr-tb"/>
      <style:text-properties style:font-name="Times New Roman"/>
    </style:style>
    <style:style style:name="P2" style:family="paragraph" style:parent-style-name="Standard">
      <style:paragraph-properties fo:margin-left="0cm" fo:margin-right="0cm" fo:text-indent="0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line-height="200%" fo:text-indent="0cm" style:auto-text-indent="false" style:writing-mode="lr-tb"/>
      <style:text-properties style:font-name="Times New Roman" fo:font-size="14pt"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weight="bold" style:font-size-asian="14pt" style:font-weight-asian="bold" style:font-size-complex="14pt" style:font-weight-complex="bold"/>
    </style:style>
    <style:style style:name="P6" style:family="paragraph" style:parent-style-name="Standard">
      <loext:graphic-properties draw:fill="solid" draw:fill-color="#c0c0c0"/>
      <style:paragraph-properties fo:margin-left="0cm" fo:margin-right="0cm" fo:text-align="center" style:justify-single-word="false" fo:text-indent="0cm" style:auto-text-indent="false" fo:background-color="#c0c0c0" style:writing-mode="lr-tb"/>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8" style:family="paragraph" style:parent-style-name="Standard">
      <style:paragraph-properties fo:margin-left="0cm" fo:margin-right="0cm" fo:text-indent="0cm" style:auto-text-indent="false" style:writing-mode="lr-tb"/>
      <style:text-properties style:font-name="Times New Roman" fo:font-size="11pt" style:font-size-asian="11pt" style:font-size-complex="11pt"/>
    </style:style>
    <style:style style:name="P9" style:family="paragraph" style:parent-style-name="Standard">
      <style:paragraph-properties fo:margin-left="0cm" fo:margin-right="0cm" fo:text-align="center" style:justify-single-word="false" fo:text-indent="0cm" style:auto-text-indent="false" style:writing-mode="lr-tb"/>
      <style:text-properties style:font-name="Times New Roman" fo:font-size="11pt" style:font-size-asian="11pt" style:font-size-complex="11pt"/>
    </style:style>
    <style:style style:name="P10" style:family="paragraph" style:parent-style-name="Standard">
      <style:paragraph-properties fo:margin-left="0cm" fo:margin-right="0cm" fo:text-align="justify" style:justify-single-word="false" fo:text-indent="0cm" style:auto-text-indent="false" style:writing-mode="lr-tb"/>
      <style:text-properties style:font-name="Times New Roman" fo:font-size="11pt" style:font-size-asian="11pt" style:font-size-complex="11pt"/>
    </style:style>
    <style:style style:name="P11" style:family="paragraph" style:parent-style-name="Standard">
      <style:paragraph-properties fo:margin-left="0cm" fo:margin-right="0cm" fo:text-align="end" style:justify-single-word="false" fo:text-indent="0cm" style:auto-text-indent="false" style:writing-mode="lr-tb"/>
      <style:text-properties style:font-name="Times New Roman" fo:font-size="11pt" style:font-size-asian="11pt" style:font-size-complex="11pt"/>
    </style:style>
    <style:style style:name="P12" style:family="paragraph" style:parent-style-name="Standard">
      <style:paragraph-properties fo:margin-left="0cm" fo:margin-right="0cm" fo:text-align="center" style:justify-single-word="false" fo:text-indent="0cm" style:auto-text-indent="false" style:writing-mode="lr-tb"/>
      <style:text-properties style:font-name="Times New Roman" fo:font-size="10pt" fo:font-style="italic" style:text-underline-style="solid" style:text-underline-width="auto" style:text-underline-color="font-color" style:font-size-asian="10pt" style:font-style-asian="italic" style:font-size-complex="10pt"/>
    </style:style>
    <style:style style:name="P13"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writing-mode="lr-tb"/>
      <style:text-properties style:font-name="Times New Roman" fo:font-size="8pt" style:font-size-asian="8pt" style:font-size-complex="8pt"/>
    </style:style>
    <style:style style:name="P15" style:family="paragraph" style:parent-style-name="Standard">
      <style:paragraph-properties fo:margin-left="0cm" fo:margin-right="0cm" fo:text-align="justify" style:justify-single-word="false" fo:text-indent="0cm" style:auto-text-indent="false" style:writing-mode="lr-tb"/>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writing-mode="lr-tb"/>
      <style:text-properties style:font-name="Times New Roman" fo:font-size="9pt" fo:font-weight="bold" style:font-size-asian="9pt" style:font-weight-asian="bold" style:font-size-complex="9pt" style:font-weight-complex="bold"/>
    </style:style>
    <style:style style:name="P18" style:family="paragraph" style:parent-style-name="Standard">
      <style:paragraph-properties fo:margin-left="0cm" fo:margin-right="0cm" fo:line-height="150%" fo:text-indent="0cm" style:auto-text-indent="false" style:writing-mode="lr-tb"/>
    </style:style>
    <style:style style:name="P19" style:family="paragraph" style:parent-style-name="Standard">
      <style:paragraph-properties fo:margin-left="0cm" fo:margin-right="0cm" fo:text-align="justify" style:justify-single-word="false" fo:text-indent="0cm" style:auto-text-indent="false" style:writing-mode="lr-tb"/>
    </style:style>
    <style:style style:name="P20" style:family="paragraph" style:parent-style-name="Standard">
      <style:paragraph-properties fo:margin-left="0cm" fo:margin-right="0cm" fo:text-align="justify" style:justify-single-word="false" fo:text-indent="0cm" style:auto-text-indent="false" fo:padding-left="0.141cm" fo:padding-right="0.141cm" fo:padding-top="0.035cm" fo:padding-bottom="0.035cm" fo:border="0.99pt solid #000000" style:writing-mode="lr-tb"/>
      <style:text-properties style:font-name="Times New Roman" fo:font-size="11pt" style:font-size-asian="11pt" style:font-size-complex="11pt"/>
    </style:style>
    <style:style style:name="P21" style:family="paragraph" style:parent-style-name="Standard">
      <style:paragraph-properties fo:margin-left="0cm" fo:margin-right="0cm" fo:text-indent="1.249cm" style:auto-text-indent="false" style:writing-mode="lr-tb"/>
      <style:text-properties style:font-name="Times New Roman" fo:font-size="14pt" style:font-size-asian="14pt" style:font-size-complex="14pt"/>
    </style:style>
    <style:style style:name="P22" style:family="paragraph" style:parent-style-name="Standard">
      <style:paragraph-properties fo:margin-left="4.763cm" fo:margin-right="0cm" fo:text-align="justify" style:justify-single-word="false" fo:text-indent="-4.763cm" style:auto-text-indent="false" style:writing-mode="lr-tb"/>
      <style:text-properties style:font-name="Times New Roman" fo:font-size="11pt" style:font-size-asian="11pt" style:font-size-complex="11pt"/>
    </style:style>
    <style:style style:name="P23" style:family="paragraph" style:parent-style-name="Standard">
      <style:paragraph-properties fo:margin-left="5.002cm" fo:margin-right="0cm" fo:text-align="center" style:justify-single-word="false" fo:text-indent="1.251cm" style:auto-text-indent="false" style:writing-mode="lr-tb"/>
      <style:text-properties style:font-name="Times New Roman" fo:font-size="11pt" style:font-size-asian="11pt" style:font-size-complex="11pt"/>
    </style:style>
    <style:style style:name="P24" style:family="paragraph" style:parent-style-name="Standard" style:master-page-name="Standard">
      <style:paragraph-properties fo:margin-left="0cm" fo:margin-right="0cm" fo:text-indent="0cm" style:auto-text-indent="false" style:page-number="auto" style:writing-mode="lr-tb"/>
      <style:text-properties style:font-name="Times New Roman"/>
    </style:style>
    <style:style style:name="P25" style:family="paragraph" style:parent-style-name="Standard">
      <style:paragraph-properties fo:margin-left="0cm" fo:margin-right="0cm" fo:text-align="justify" style:justify-single-word="false" fo:text-indent="0cm" style:auto-text-indent="false" style:writing-mode="lr-tb"/>
      <style:text-properties style:font-name="Times New Roman" fo:font-size="11pt" style:font-size-asian="11pt" style:font-size-complex="11pt"/>
    </style:style>
    <style:style style:name="P26" style:family="paragraph" style:parent-style-name="Standard" style:list-style-name="WWNum3">
      <style:paragraph-properties fo:margin-left="1.27cm" fo:margin-right="0cm" fo:text-align="justify" style:justify-single-word="false" fo:text-indent="-0.635cm" style:auto-text-indent="false" style:writing-mode="lr-tb">
        <style:tab-stops>
          <style:tab-stop style:position="1.27cm"/>
        </style:tab-stops>
      </style:paragraph-properties>
      <style:text-properties style:font-name="Times New Roman" fo:font-size="9pt" fo:font-weight="bold" style:font-size-asian="9pt" style:font-weight-asian="bold" style:font-size-complex="9pt" style:font-weight-complex="bold"/>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18b9e8" style:font-size-asian="11pt" style:font-size-complex="11pt"/>
    </style:style>
    <style:style style:name="T4" style:family="text">
      <style:text-properties style:font-name="Times New Roman" fo:font-size="11pt" fo:font-style="italic" fo:font-weight="bold" style:font-size-asian="11pt" style:font-style-asian="italic" style:font-weight-asian="bold" style:font-size-complex="11pt"/>
    </style:style>
    <style:style style:name="T5" style:family="text">
      <style:text-properties style:font-name="Times New Roman" fo:font-size="11pt" fo:font-style="italic" fo:font-weight="bold" officeooo:rsid="00162cde" style:font-size-asian="11pt" style:font-style-asian="italic" style:font-weight-asian="bold" style:font-size-complex="11pt" style:font-style-complex="italic" style:font-weight-complex="bold"/>
    </style:style>
    <style:style style:name="T6" style:family="text">
      <style:text-properties style:font-name="Times New Roman" fo:font-size="11pt" fo:font-weight="bold" style:font-size-asian="11pt" style:font-weight-asian="bold" style:font-size-complex="11pt" style:font-weight-complex="bold"/>
    </style:style>
    <style:style style:name="T7" style:family="text">
      <style:text-properties style:font-name="Times New Roman" fo:font-size="11pt" fo:font-style="normal" fo:font-weight="normal" officeooo:rsid="0018b9e8" style:font-size-asian="9.60000038146973pt" style:font-style-asian="normal" style:font-weight-asian="normal" style:font-size-complex="11pt" style:font-style-complex="normal" style:font-weight-complex="normal"/>
    </style:style>
    <style:style style:name="T8" style:family="text">
      <style:text-properties style:font-name="Times New Roman" fo:font-style="italic" fo:font-weight="bold" style:font-style-asian="italic" style:font-weight-asian="bold"/>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style:font-name="Times New Roman" fo:font-style="italic" fo:font-weight="bold" officeooo:rsid="0017541a" style:font-style-asian="italic" style:font-weight-asian="bold"/>
    </style:style>
    <style:style style:name="T11" style:family="text">
      <style:text-properties style:font-name="Times New Roman" fo:font-style="italic" fo:font-weight="bold" officeooo:rsid="0018b9e8" style:font-style-asian="italic" style:font-weight-asian="bold"/>
    </style:style>
    <style:style style:name="T12" style:family="text">
      <style:text-properties style:font-name="Times New Roman" fo:font-style="normal" fo:font-weight="normal" officeooo:rsid="0018b9e8" style:font-style-asian="normal" style:font-weight-asian="normal" style:font-style-complex="normal" style:font-weight-complex="normal"/>
    </style:style>
    <style:style style:name="T13" style:family="text">
      <style:text-properties style:font-name="Arial" fo:font-size="11pt" style:font-size-asian="11pt" style:font-name-complex="Arial1" style:font-size-complex="11pt"/>
    </style:style>
    <style:style style:name="T14" style:family="text">
      <style:text-properties style:text-position="super 58%" style:font-name="Times New Roman" fo:font-size="11pt" fo:font-weight="bold" style:font-size-asian="11pt" style:font-weight-asian="bold" style:font-size-complex="11pt" style:font-weight-complex="bold"/>
    </style:style>
    <style:style style:name="T15" style:family="text">
      <style:text-properties fo:font-weight="normal" style:font-weight-asian="normal" style:font-weight-complex="normal"/>
    </style:style>
    <style:style style:name="T16" style:family="text">
      <style:text-properties fo:font-size="11pt" style:font-size-asian="9.60000038146973pt" style:font-size-complex="11pt"/>
    </style:style>
    <style:style style:name="T17" style:family="text">
      <style:text-properties fo:font-size="11pt" fo:font-style="normal" style:font-size-asian="9.60000038146973pt" style:font-style-asian="normal" style:font-size-complex="11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L.O.E.S.</text:p>
      <text:p text:style-name="P6"><text:s text:c="3"/>ENGAGEMENT DE CAUTION <text:s text:c="2"/></text:p>
      <text:p text:style-name="P3"/>
      <text:p text:style-name="P9"/>
      <text:p text:style-name="P20"/>
      <text:p text:style-name="P20">Nature et étendue du cautionnement</text:p>
      <text:p text:style-name="P20"/>
      <text:p text:style-name="P20">Code Civil Art. 2011 : Celui qui se rend caution d’une obligation se soumet envers le créancier à satisfaire à cette obligation, si le débiteur n’y satisfait pas lui-même.</text:p>
      <text:p text:style-name="P20"/>
      <text:p text:style-name="P2"/>
      <text:p text:style-name="P2"/>
      <text:p text:style-name="P8">Je soussigné : </text:p>
      <text:p text:style-name="P21"/>
      <text:p text:style-name="P4">- NOM <text:s/>...............................................................................................................................</text:p>
      <text:p text:style-name="P4">- Prénom <text:s/>............................................................................................................................</text:p>
      <text:p text:style-name="P4">- Date de naissance <text:s/>............................................................................................................</text:p>
      <text:p text:style-name="P4">- Adresse..............................................................................................................................</text:p>
      <text:p text:style-name="P4">……………………………………………………………………………………………..</text:p>
      <text:p text:style-name="P2"/>
      <text:p text:style-name="P2"/>
      <text:p text:style-name="P18"><text:span text:style-name="T2">Déclare par la présente me porter caution personnelle et solidaire, avec renonciation aux bénéfices de discussion (1) et de division (2), en garantie de toutes les sommes qui pourront être dues au titre de l’engagement de location portant sur un logement </text:span><text:span text:style-name="T5"><text:text-input text:description="">{{room.room}}</text:text-input></text:span><text:span text:style-name="T5"><text:text-input text:description=""/></text:span><field:fieldmark-start text:name="__Fieldmark__71_2049607188" field:type="vnd.oasis.opendocument.field.FORMTEXT"/><field:fieldmark-end/><text:span text:style-name="T8"><text:s/></text:span><text:span text:style-name="T2">sis</text:span><text:span text:style-name="T1"> </text:span><text:span text:style-name="T9"><text:text-input text:description="">{{address}}</text:text-input></text:span><text:span text:style-name="T8"><text:s/></text:span><text:span text:style-name="T10">à </text:span><text:span text:style-name="T8">Metz 57 070</text:span><text:span text:style-name="T4">.</text:span></text:p>
      <text:p text:style-name="P18"><text:span text:style-name="T2">Que</text:span><text:span text:style-name="T1"> </text:span><text:span text:style-name="T9"><text:text-input text:description="">{{tenant}}</text:text-input></text:span><text:span text:style-name="T9"><text:s/></text:span><text:span text:style-name="T7">a </text:span><text:span text:style-name="T2">conclu en date du</text:span><text:span text:style-name="T1"> </text:span><text:span text:style-name="T8"><text:text-input text:description="">{{leasing.contractDate|format_date}}</text:text-input></text:span><text:span text:style-name="T1"><text:s/></text:span><text:span text:style-name="T2">et prenant effet au</text:span><text:span text:style-name="T1"> </text:span><text:span text:style-name="T8"><text:text-input text:description="">{{leasing.contractDate|format_date}}</text:text-input></text:span><text:span text:style-name="T1"><text:s/>.</text:span></text:p>
      <text:p text:style-name="P10"/>
      <text:p text:style-name="P10"/>
      <text:p text:style-name="P10"/>
      <text:p text:style-name="P10"/>
      <text:p text:style-name="P10"/>
      <text:p text:style-name="P10"/>
      <text:p text:style-name="P10">Je reconnais expressément avoir reçu copie dudit contrat de location et de la présente.</text:p>
      <text:p text:style-name="P10"/>
      <text:p text:style-name="P10"/>
      <text:p text:style-name="P10"/>
      <text:p text:style-name="P10"/>
      <text:p text:style-name="P10"/>
      <text:p text:style-name="P9">Signature : ............................................</text:p>
      <text:p text:style-name="P10"/>
      <text:p text:style-name="P10"/>
      <text:p text:style-name="P10"/>
      <text:p text:style-name="P10"/>
      <text:p text:style-name="P10"/>
      <text:p text:style-name="P10"/>
      <text:p text:style-name="P10">..........................................</text:p>
      <text:p text:style-name="P10">(1) Bénéfice de discussion : permet à la caution d’exiger que le débiteur soit poursuivi en premier lieu.</text:p>
      <text:p text:style-name="P10"/>
      <text:p text:style-name="P22">(2) Bénéfice de division : permet la division de la dette entre tous les garants lorsqu’il existe plusieurs cautions et qu’une seule est poursuivie.</text:p>
      <text:p text:style-name="P5"/>
      <text:p text:style-name="P7"><text:soft-page-break/></text:p>
      <text:p text:style-name="P7">MENTIONS MANUSCRITES (de la main de la caution)</text:p>
      <text:p text:style-name="P12"/>
      <text:p text:style-name="P19"><text:span text:style-name="T2">« Mon engagement porte sur le montant du loyer, s’élevant ce jour à </text:span><text:span text:style-name="T4"><text:text-input text:description="">{{total_rent}}</text:text-input></text:span><text:span text:style-name="T2"><text:s/></text:span><text:span text:style-name="T13">€</text:span><text:span text:style-name="T2"> (1), révisé selon la variation de l’indice de référence des loyers publié par l’I.N.S.E.E.. Il porte également sur les suppléments de loyer, régularisations de charges, réparations locatives, frais de réfection, intérêts, ainsi que sur toutes les conséquences pécuniaires de la résiliation du bail, telles que notamment sur les indemnités d’occupation en cas de maintien indu dans les lieux après prononcé d’une décision d’évacuation».</text:span></text:p>
      <text:p text:style-name="P15">..................................................................................................................................................................................................................................................................................................................................................................................................................................................................................................................................................................................................................................................................................................................................................................................................................................................................................................................................................................................................................................................................................................................................................................................................................................................................</text:p>
      <text:p text:style-name="P15">............................................................................................................................................................................................................................................................................................................................................................</text:p>
      <text:p text:style-name="P14"/>
      <text:p text:style-name="P19"><text:span text:style-name="T2">Je confirme avoir parfaite connaissance de la nature et de l’étendue de mon engagement, conclu </text:span><text:span text:style-name="T6">pour une durée de quatre ans</text:span><text:span text:style-name="T2">, à compter du </text:span><text:span text:style-name="T4"><text:text-input text:description="">{{contract_date|format_date}}</text:text-input></text:span><text:span text:style-name="T2"><text:s/>et dans la limite de </text:span><text:span text:style-name="T4"><text:text-input text:description="">{{total_rent_48}}</text:text-input></text:span><text:span text:style-name="T13"><text:s/>€</text:span><text:span text:style-name="T2"> (1). Je confirme avoir une parfaite connaissance du fait que l’arrivée du terme a seulement pour effet de limiter mon obligation aux dettes nées avant l’échéance. Mon obligation de règlement subsistera pour les dettes couvertes par la garantie, quelle que soit l’époque des poursuites. Je règlerai les sommes dues dans un délai de huit jours, après le terme de la mise en demeure adressée au débiteur et restée infructueuse.</text:span></text:p>
      <text:p text:style-name="P15">..............................................................................................................................................................................................................................................................................................................................................................................................................................................................................................................................................................................................................................................................................................................................................................................................................................................................................................................................................................................................................................................................................................................................................................................................................................................................................................................................................................................................................................................................................................................................................................................................................................</text:p>
      <text:p text:style-name="P13"/>
      <text:p text:style-name="P19"><text:span text:style-name="T6">Reproduction de la main de la caution des dispositions de l’article 22-1, 1</text:span><text:span text:style-name="T14">er</text:span><text:span text:style-name="T6"> alinéa de la loi du 6 juillet 1989 :</text:span></text:p>
      <text:p text:style-name="P10">«Lorsque le cautionnement d’obligations résultant d’un contrat de location conclu en application du présent titre ne comporte aucune indication de durée ou lorsque la durée du cautionnement est stipulée indéterminée, la caution peut le résilier unilatéralement. La résiliation prend effet au terme du contrat de location, qu’il s’agisse du contrat initial ou d’un contrat reconduit ou renouvelé au cours duquel le bailleur reçoit notification de la résiliation».</text:p>
      <text:p text:style-name="P15">................................................................................................................................................................................................................................................................................................................................................................................................................................................................................................................................................................................................................................................................................................................................................................................................................................................................................................................................................................................................................................................................................................................................................................................................................................................................................................................................................................................................................................................</text:p>
      <text:p text:style-name="P13"/>
      <text:p text:style-name="P13"/>
      <text:p text:style-name="P10">Fait à Metz, le ........................................... Signature de la caution précédée de la mention manuscrite</text:p>
      <text:p text:style-name="P23">«Lu et approuvé, bon pour caution solidaire suivant modalité ci-dessus»</text:p>
      <text:p text:style-name="P11"/>
      <text:p text:style-name="P8"/>
      <text:p text:style-name="P1"/>
      <text:p text:style-name="P1"/>
      <text:p text:style-name="P16">.........................................</text:p>
      <text:p text:style-name="P17">Pièces à fournir : </text:p>
      <text:list xml:id="list3733438327" text:style-name="WWNum3">
        <text:list-item>
          <text:p text:style-name="P26">3 derniers bulletins de salaire ou le dernier avis d’imposition</text:p>
        </text:list-item>
        <text:list-item>
          <text:p text:style-name="P26">Relevé d’identité bancaire ou postal</text:p>
        </text:list-item>
        <text:list-item>
          <text:p text:style-name="P26">Carte de séjour pour les étrangers</text:p>
        </text:list-item>
        <text:list-item>
          <text:p text:style-name="P26">Certificat de domicile : quittance de loyer ou facture EDF ou Telecom</text:p>
        </text:list-item>
        <text:list-item>
          <text:p text:style-name="P26">Carte d’identité </text:p>
        </text:list-item>
      </text:list>
      <text:p text:style-name="P16">..........................................</text:p>
      <text:p text:style-name="P16">(1) en chiffres et en lett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Courier New1" style:font-family-asian="'Courier New'"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cm" fo:margin-left="1.27cm" fo:margin-right="1.316cm" style:writing-mode="lr-tb" style:layout-grid-color="#c0c0c0" style:layout-grid-lines="2906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c:title>
    <meta:initial-creator>USER</meta:initial-creator>
    <meta:creation-date>2014-08-26T13:33:00</meta:creation-date>
    <dc:date>2019-05-01T16:14:46.289216539</dc:date>
    <meta:print-date>2014-06-03T09:20:00</meta:print-date>
    <meta:editing-cycles>8</meta:editing-cycles>
    <meta:editing-duration>PT25M44S</meta:editing-duration>
    <meta:generator>LibreOffice/6.2.2.2$Linux_X86_64 LibreOffice_project/20$Build-2</meta:generator>
    <meta:document-statistic meta:table-count="0" meta:image-count="0" meta:object-count="0" meta:page-count="2" meta:paragraph-count="37" meta:word-count="553" meta:character-count="8556" meta:non-whitespace-character-count="8053"/>
    <meta:user-defined meta:name="Company"> </meta:user-defined>
    <meta:user-defined meta:name="Operator">USER</meta:user-defined>
  </office:meta>
</office:document-meta>
</file>